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weight="normal" officeooo:rsid="001e8eab" officeooo:paragraph-rsid="001e8eab" style:font-weight-asian="normal" style:font-weight-complex="normal"/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Heading_20_2">
      <style:text-properties officeooo:rsid="001e8eab" officeooo:paragraph-rsid="001e8eab"/>
    </style:style>
    <style:style style:name="P4" style:family="paragraph" style:parent-style-name="Standard" style:list-style-name="L1">
      <style:text-properties officeooo:rsid="0022c645" officeooo:paragraph-rsid="0022c645"/>
    </style:style>
    <style:style style:name="P5" style:family="paragraph" style:parent-style-name="Standard" style:list-style-name="L1">
      <style:text-properties officeooo:rsid="0014e1f2" officeooo:paragraph-rsid="0022c645"/>
    </style:style>
    <style:style style:name="P6" style:family="paragraph" style:parent-style-name="Standard" style:list-style-name="L1">
      <style:text-properties officeooo:rsid="001e1e44" officeooo:paragraph-rsid="0022c645"/>
    </style:style>
    <style:style style:name="P7" style:family="paragraph" style:parent-style-name="Text_20_body">
      <style:text-properties officeooo:rsid="00259631" officeooo:paragraph-rsid="00259631"/>
    </style:style>
    <style:style style:name="P8" style:family="paragraph" style:parent-style-name="Standard" style:list-style-name="L2">
      <style:text-properties officeooo:rsid="001e8eab"/>
    </style:style>
    <style:style style:name="P9" style:family="paragraph" style:parent-style-name="Standard" style:list-style-name="L3">
      <style:text-properties officeooo:rsid="001e8eab" officeooo:paragraph-rsid="001e8eab"/>
    </style:style>
    <style:style style:name="P10" style:family="paragraph" style:parent-style-name="Standard">
      <style:text-properties officeooo:rsid="001e8eab" officeooo:paragraph-rsid="001e8eab"/>
    </style:style>
    <style:style style:name="P11" style:family="paragraph" style:parent-style-name="Standard">
      <style:text-properties officeooo:rsid="00296763" officeooo:paragraph-rsid="00296763"/>
    </style:style>
    <style:style style:name="P12" style:family="paragraph" style:parent-style-name="Standard" style:list-style-name="L4">
      <style:text-properties officeooo:rsid="001e8eab" officeooo:paragraph-rsid="001e8eab"/>
    </style:style>
    <style:style style:name="P13" style:family="paragraph" style:parent-style-name="Standard" style:list-style-name="L4">
      <style:text-properties officeooo:rsid="00208df9" officeooo:paragraph-rsid="00208df9"/>
    </style:style>
    <style:style style:name="P14" style:family="paragraph" style:parent-style-name="Standard" style:list-style-name="L4">
      <style:text-properties officeooo:rsid="0021b8e0" officeooo:paragraph-rsid="0021b8e0"/>
    </style:style>
    <style:style style:name="P15" style:family="paragraph" style:parent-style-name="Standard" style:list-style-name="L4">
      <style:text-properties officeooo:rsid="0022c645" officeooo:paragraph-rsid="0022c645"/>
    </style:style>
    <style:style style:name="P16" style:family="paragraph" style:parent-style-name="Standard" style:list-style-name="L4">
      <style:text-properties officeooo:rsid="0028895b" officeooo:paragraph-rsid="0028895b"/>
    </style:style>
    <style:style style:name="P17" style:family="paragraph" style:parent-style-name="Standard" style:list-style-name="L4">
      <style:text-properties officeooo:rsid="0023d45e" officeooo:paragraph-rsid="0023d45e"/>
    </style:style>
    <style:style style:name="P18" style:family="paragraph" style:parent-style-name="Standard" style:list-style-name="L4">
      <style:text-properties officeooo:rsid="001e8eab" officeooo:paragraph-rsid="00204678"/>
    </style:style>
    <style:style style:name="P19" style:family="paragraph" style:parent-style-name="Standard" style:list-style-name="L4">
      <style:text-properties style:use-window-font-color="true" loext:opacity="0%" officeooo:rsid="0020a9ee" officeooo:paragraph-rsid="0020a9ee"/>
    </style:style>
    <style:style style:name="P20" style:family="paragraph" style:parent-style-name="Standard">
      <style:text-properties officeooo:rsid="0011fb72" officeooo:paragraph-rsid="001e8eab"/>
    </style:style>
    <style:style style:name="P21" style:family="paragraph" style:parent-style-name="Standard" style:list-style-name="L5">
      <style:text-properties officeooo:rsid="0011fb72" officeooo:paragraph-rsid="001433d2"/>
    </style:style>
    <style:style style:name="P22" style:family="paragraph" style:parent-style-name="Standard" style:list-style-name="L6">
      <style:text-properties officeooo:rsid="0011fb72" officeooo:paragraph-rsid="0011fb72"/>
    </style:style>
    <style:style style:name="P23" style:family="paragraph" style:parent-style-name="Standard" style:list-style-name="L6">
      <style:text-properties officeooo:rsid="0029e839" officeooo:paragraph-rsid="0029e839"/>
    </style:style>
    <style:style style:name="P24" style:family="paragraph" style:parent-style-name="Standard" style:list-style-name="L6">
      <style:text-properties officeooo:rsid="001c9d41" officeooo:paragraph-rsid="001c9d41"/>
    </style:style>
    <style:style style:name="P25" style:family="paragraph" style:parent-style-name="Standard">
      <style:text-properties officeooo:rsid="0011fb72" officeooo:paragraph-rsid="0011fb72"/>
    </style:style>
    <style:style style:name="P26" style:family="paragraph" style:parent-style-name="Standard">
      <style:text-properties fo:font-weight="bold" officeooo:rsid="0014e1f2" officeooo:paragraph-rsid="0014e1f2" style:font-weight-asian="bold" style:font-weight-complex="bold"/>
    </style:style>
    <style:style style:name="P27" style:family="paragraph" style:parent-style-name="Standard">
      <style:text-properties officeooo:rsid="0014e1f2" officeooo:paragraph-rsid="0014e1f2"/>
    </style:style>
    <style:style style:name="P28" style:family="paragraph" style:parent-style-name="Standard" style:list-style-name="L7">
      <style:text-properties officeooo:rsid="0014e1f2" officeooo:paragraph-rsid="0014e1f2"/>
    </style:style>
    <style:style style:name="P29" style:family="paragraph" style:parent-style-name="Standard">
      <style:text-properties officeooo:rsid="0014e1f2" officeooo:paragraph-rsid="0022c645"/>
    </style:style>
    <style:style style:name="P30" style:family="paragraph" style:parent-style-name="Standard" style:list-style-name="L7">
      <style:text-properties officeooo:rsid="0014e1f2" officeooo:paragraph-rsid="0023d45e"/>
    </style:style>
    <style:style style:name="P31" style:family="paragraph" style:parent-style-name="Standard" style:list-style-name="L8">
      <style:text-properties officeooo:rsid="0014fb79" officeooo:paragraph-rsid="0022c645"/>
    </style:style>
    <style:style style:name="P32" style:family="paragraph" style:parent-style-name="Standard" style:list-style-name="L9">
      <style:text-properties officeooo:rsid="0014fb79" officeooo:paragraph-rsid="0014fb79"/>
    </style:style>
    <style:style style:name="P33" style:family="paragraph" style:parent-style-name="Heading_20_2">
      <style:text-properties officeooo:rsid="0022c645" officeooo:paragraph-rsid="0022c645"/>
    </style:style>
    <style:style style:name="P34" style:family="paragraph" style:parent-style-name="Text_20_body">
      <style:text-properties officeooo:rsid="0022de97" officeooo:paragraph-rsid="0022de97"/>
    </style:style>
    <style:style style:name="P35" style:family="paragraph" style:parent-style-name="Text_20_body">
      <style:text-properties officeooo:paragraph-rsid="0022c645"/>
    </style:style>
    <style:style style:name="P36" style:family="paragraph" style:parent-style-name="Standard" style:list-style-name="L1">
      <style:text-properties officeooo:paragraph-rsid="0022c645"/>
    </style:style>
    <style:style style:name="P37" style:family="paragraph" style:parent-style-name="Standard" style:list-style-name="L1">
      <style:text-properties officeooo:rsid="0022de97" officeooo:paragraph-rsid="0022de97"/>
    </style:style>
    <style:style style:name="P38" style:family="paragraph" style:parent-style-name="Standard" style:list-style-name="L1">
      <style:text-properties officeooo:rsid="003e3c6f" officeooo:paragraph-rsid="003e3c6f"/>
    </style:style>
    <style:style style:name="P39" style:family="paragraph" style:parent-style-name="Standard" style:list-style-name="L1">
      <style:text-properties officeooo:rsid="0011fb72" officeooo:paragraph-rsid="0022de97"/>
    </style:style>
    <style:style style:name="P40" style:family="paragraph" style:parent-style-name="Standard" style:list-style-name="L1">
      <style:text-properties officeooo:rsid="001e1e44" officeooo:paragraph-rsid="0014e1f2"/>
    </style:style>
    <style:style style:name="P41" style:family="paragraph" style:parent-style-name="Heading_20_2">
      <style:text-properties officeooo:paragraph-rsid="00296763"/>
    </style:style>
    <style:style style:name="P42" style:family="paragraph" style:parent-style-name="Text_20_body">
      <style:text-properties officeooo:rsid="002729f6" officeooo:paragraph-rsid="002729f6"/>
    </style:style>
    <style:style style:name="P43" style:family="paragraph" style:parent-style-name="Standard" style:list-style-name="L10">
      <style:text-properties officeooo:rsid="002729f6" officeooo:paragraph-rsid="00296763"/>
    </style:style>
    <style:style style:name="P44" style:family="paragraph" style:parent-style-name="Standard" style:list-style-name="L10">
      <style:text-properties officeooo:rsid="0022de97" officeooo:paragraph-rsid="002729f6"/>
    </style:style>
    <style:style style:name="P45" style:family="paragraph" style:parent-style-name="Standard">
      <style:text-properties officeooo:rsid="002c4cca" officeooo:paragraph-rsid="002c4cca"/>
    </style:style>
    <style:style style:name="P46" style:family="paragraph" style:parent-style-name="Standard">
      <style:text-properties officeooo:rsid="002adef1" officeooo:paragraph-rsid="002adef1"/>
    </style:style>
    <style:style style:name="P47" style:family="paragraph" style:parent-style-name="Standard">
      <style:text-properties fo:font-weight="bold" officeooo:rsid="002deb15" officeooo:paragraph-rsid="002deb15" style:font-weight-asian="bold" style:font-weight-complex="bold"/>
    </style:style>
    <style:style style:name="P48" style:family="paragraph" style:parent-style-name="Standard">
      <style:text-properties fo:font-weight="normal" officeooo:rsid="002deb15" officeooo:paragraph-rsid="002deb15" style:font-weight-asian="normal" style:font-weight-complex="normal"/>
    </style:style>
    <style:style style:name="P49" style:family="paragraph" style:parent-style-name="Standard">
      <style:text-properties fo:font-weight="normal" officeooo:rsid="002c4cca" officeooo:paragraph-rsid="002c4cca" style:font-weight-asian="normal" style:font-weight-complex="normal"/>
    </style:style>
    <style:style style:name="P50" style:family="paragraph" style:parent-style-name="Standard">
      <style:text-properties officeooo:rsid="0027bf00" officeooo:paragraph-rsid="0027bf00"/>
    </style:style>
    <style:style style:name="P51" style:family="paragraph" style:parent-style-name="Standard">
      <style:text-properties fo:color="#ff4000" loext:opacity="100%" officeooo:rsid="0027bf00" officeooo:paragraph-rsid="0027bf00"/>
    </style:style>
    <style:style style:name="P52" style:family="paragraph" style:parent-style-name="Standard">
      <style:text-properties style:text-line-through-style="solid" style:text-line-through-type="single" officeooo:rsid="0027bf00" officeooo:paragraph-rsid="0027bf00"/>
    </style:style>
    <style:style style:name="P53" style:family="paragraph" style:parent-style-name="Standard">
      <style:text-properties style:text-line-through-style="solid" style:text-line-through-type="single" officeooo:rsid="0011fb72" officeooo:paragraph-rsid="001aacf0"/>
    </style:style>
    <style:style style:name="P54" style:family="paragraph" style:parent-style-name="Heading_20_2">
      <style:text-properties officeooo:rsid="0022de97" officeooo:paragraph-rsid="0022de97"/>
    </style:style>
    <style:style style:name="P55" style:family="paragraph" style:parent-style-name="Standard">
      <style:text-properties officeooo:rsid="001747a7" officeooo:paragraph-rsid="0022de97"/>
    </style:style>
    <style:style style:name="P56" style:family="paragraph" style:parent-style-name="Standard">
      <style:text-properties officeooo:rsid="001747a7" officeooo:paragraph-rsid="001747a7"/>
    </style:style>
    <style:style style:name="P57" style:family="paragraph" style:parent-style-name="Standard" style:list-style-name="L11">
      <style:text-properties officeooo:rsid="001747a7" officeooo:paragraph-rsid="001747a7"/>
    </style:style>
    <style:style style:name="P58" style:family="paragraph" style:parent-style-name="Standard">
      <style:text-properties officeooo:rsid="0035c973" officeooo:paragraph-rsid="0035c973"/>
    </style:style>
    <style:style style:name="P59" style:family="paragraph" style:parent-style-name="Standard" style:list-style-name="L11">
      <style:text-properties fo:color="#ff4000" loext:opacity="100%" officeooo:rsid="0035c973" officeooo:paragraph-rsid="0035c973"/>
    </style:style>
    <style:style style:name="P60" style:family="paragraph" style:parent-style-name="Standard">
      <style:text-properties fo:color="#ff4000" loext:opacity="100%" officeooo:rsid="001747a7" officeooo:paragraph-rsid="001747a7"/>
    </style:style>
    <style:style style:name="P61" style:family="paragraph" style:parent-style-name="Standard" style:list-style-name="L12">
      <style:text-properties officeooo:rsid="001759eb" officeooo:paragraph-rsid="001759eb"/>
    </style:style>
    <style:style style:name="P62" style:family="paragraph" style:parent-style-name="Standard" style:list-style-name="L12">
      <style:text-properties officeooo:rsid="0036311d" officeooo:paragraph-rsid="0036311d"/>
    </style:style>
    <style:style style:name="P63" style:family="paragraph" style:parent-style-name="Standard" style:list-style-name="L12">
      <style:text-properties officeooo:rsid="002e5429" officeooo:paragraph-rsid="002e5429"/>
    </style:style>
    <style:style style:name="P64" style:family="paragraph" style:parent-style-name="Standard" style:list-style-name="L12">
      <style:text-properties officeooo:rsid="0018ae65" officeooo:paragraph-rsid="0018ae65"/>
    </style:style>
    <style:style style:name="P65" style:family="paragraph" style:parent-style-name="Standard" style:list-style-name="L12">
      <style:text-properties officeooo:rsid="002729f6" officeooo:paragraph-rsid="002729f6"/>
    </style:style>
    <style:style style:name="P66" style:family="paragraph" style:parent-style-name="Standard">
      <style:text-properties officeooo:rsid="002729f6" officeooo:paragraph-rsid="002729f6"/>
    </style:style>
    <style:style style:name="P67" style:family="paragraph" style:parent-style-name="Text_20_body">
      <style:text-properties officeooo:rsid="002fddb0" officeooo:paragraph-rsid="002fddb0"/>
    </style:style>
    <style:style style:name="P68" style:family="paragraph" style:parent-style-name="Standard" style:list-style-name="L12">
      <style:text-properties officeooo:paragraph-rsid="001759eb"/>
    </style:style>
    <style:style style:name="P69" style:family="paragraph" style:parent-style-name="Standard" style:list-style-name="L12">
      <style:text-properties officeooo:rsid="001759eb" officeooo:paragraph-rsid="00337d5d"/>
    </style:style>
    <style:style style:name="P70" style:family="paragraph" style:parent-style-name="Standard" style:list-style-name="L12">
      <style:text-properties officeooo:rsid="00394dd0" officeooo:paragraph-rsid="00394dd0"/>
    </style:style>
    <style:style style:name="P71" style:family="paragraph" style:parent-style-name="Standard" style:list-style-name="L12">
      <style:text-properties officeooo:rsid="00337d5d" officeooo:paragraph-rsid="00337d5d"/>
    </style:style>
    <style:style style:name="P72" style:family="paragraph" style:parent-style-name="Standard">
      <style:text-properties officeooo:rsid="001759eb" officeooo:paragraph-rsid="001759eb"/>
    </style:style>
    <style:style style:name="P73" style:family="paragraph" style:parent-style-name="Standard">
      <style:text-properties officeooo:rsid="00337d5d" officeooo:paragraph-rsid="00337d5d"/>
    </style:style>
    <style:style style:name="P74" style:family="paragraph" style:parent-style-name="Standard" style:list-style-name="L13">
      <style:text-properties officeooo:rsid="00337d5d" officeooo:paragraph-rsid="00337d5d"/>
    </style:style>
    <style:style style:name="P75" style:family="paragraph" style:parent-style-name="Standard" style:list-style-name="L14">
      <style:text-properties officeooo:rsid="00337d5d" officeooo:paragraph-rsid="00337d5d"/>
    </style:style>
    <style:style style:name="P76" style:family="paragraph" style:parent-style-name="Standard" style:list-style-name="L4">
      <style:text-properties officeooo:rsid="00337d5d" officeooo:paragraph-rsid="00337d5d"/>
    </style:style>
    <style:style style:name="P77" style:family="paragraph" style:parent-style-name="Standard" style:list-style-name="L4">
      <style:text-properties officeooo:rsid="001759eb" officeooo:paragraph-rsid="00337d5d"/>
    </style:style>
    <style:style style:name="P78" style:family="paragraph" style:parent-style-name="Standard" style:list-style-name="L12">
      <style:text-properties officeooo:rsid="001759eb" officeooo:paragraph-rsid="0031e77a"/>
    </style:style>
    <style:style style:name="T1" style:family="text">
      <style:text-properties officeooo:rsid="0022c645"/>
    </style:style>
    <style:style style:name="T2" style:family="text">
      <style:text-properties officeooo:rsid="0011fb72"/>
    </style:style>
    <style:style style:name="T3" style:family="text">
      <style:text-properties officeooo:rsid="00296763"/>
    </style:style>
    <style:style style:name="T4" style:family="text">
      <style:text-properties officeooo:rsid="00208df9"/>
    </style:style>
    <style:style style:name="T5" style:family="text">
      <style:text-properties officeooo:rsid="001e8eab"/>
    </style:style>
    <style:style style:name="T6" style:family="text">
      <style:text-properties officeooo:rsid="0023d45e"/>
    </style:style>
    <style:style style:name="T7" style:family="text">
      <style:text-properties officeooo:rsid="0022de97"/>
    </style:style>
    <style:style style:name="T8" style:family="text">
      <style:text-properties officeooo:rsid="001436d9"/>
    </style:style>
    <style:style style:name="T9" style:family="text">
      <style:text-properties officeooo:rsid="001c9d41"/>
    </style:style>
    <style:style style:name="T10" style:family="text">
      <style:text-properties officeooo:rsid="0014fb79"/>
    </style:style>
    <style:style style:name="T11" style:family="text">
      <style:text-properties officeooo:rsid="00259631"/>
    </style:style>
    <style:style style:name="T12" style:family="text">
      <style:text-properties fo:color="#ff0000" loext:opacity="100%"/>
    </style:style>
    <style:style style:name="T13" style:family="text">
      <style:text-properties officeooo:rsid="001e1e44"/>
    </style:style>
    <style:style style:name="T14" style:family="text">
      <style:text-properties officeooo:rsid="003bb17d"/>
    </style:style>
    <style:style style:name="T15" style:family="text">
      <style:text-properties officeooo:rsid="002729f6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2c645" style:font-weight-asian="normal" style:font-weight-complex="normal"/>
    </style:style>
    <style:style style:name="T19" style:family="text">
      <style:text-properties fo:color="#ff4000" loext:opacity="100%"/>
    </style:style>
    <style:style style:name="T20" style:family="text">
      <style:text-properties fo:color="#ff4000" loext:opacity="100%" officeooo:rsid="0036beba"/>
    </style:style>
    <style:style style:name="T21" style:family="text">
      <style:text-properties officeooo:rsid="0029e839"/>
    </style:style>
    <style:style style:name="T22" style:family="text">
      <style:text-properties officeooo:rsid="002e5429"/>
    </style:style>
    <style:style style:name="T23" style:family="text">
      <style:text-properties officeooo:rsid="001759eb"/>
    </style:style>
    <style:style style:name="T24" style:family="text">
      <style:text-properties officeooo:rsid="00337d5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243_1902562780"/>Steuerung der Umgebung<text:bookmark-end text:name="__RefHeading___Toc243_1902562780"/></text:p>
      <text:h text:style-name="P1" text:outline-level="2"><text:bookmark text:name="__RefHeading___Toc245_1902562780"/></text:h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Inhaltsverzeichnis</text:p>
          </text:index-title>
          <text:p text:style-name="P2"><text:a xlink:type="simple" xlink:href="#__RefHeading___Toc657_1902562780" text:style-name="Index_20_Link" text:visited-style-name="Index_20_Link">Begrifflichkeiten<text:tab/>1</text:a></text:p>
          <text:p text:style-name="P2"><text:a xlink:type="simple" xlink:href="#__RefHeading___Toc595_1902562780" text:style-name="Index_20_Link" text:visited-style-name="Index_20_Link">Befehl<text:tab/>1</text:a></text:p>
          <text:p text:style-name="P2"><text:a xlink:type="simple" xlink:href="#__RefHeading___Toc659_1902562780" text:style-name="Index_20_Link" text:visited-style-name="Index_20_Link">Befehlskette<text:tab/>2</text:a></text:p>
          <text:p text:style-name="P2"><text:a xlink:type="simple" xlink:href="#__RefHeading___Toc661_1902562780" text:style-name="Index_20_Link" text:visited-style-name="Index_20_Link">Auslösegrund<text:tab/>2</text:a></text:p>
          <text:p text:style-name="P2"><text:a xlink:type="simple" xlink:href="#__RefHeading___Toc663_1902562780" text:style-name="Index_20_Link" text:visited-style-name="Index_20_Link">Teilfahrplan<text:tab/>3</text:a></text:p>
          <text:p text:style-name="P2"><text:a xlink:type="simple" xlink:href="#__RefHeading___Toc665_1902562780" text:style-name="Index_20_Link" text:visited-style-name="Index_20_Link">Fahrplan<text:tab/>3</text:a></text:p>
          <text:p text:style-name="P2"><text:a xlink:type="simple" xlink:href="#__RefHeading___Toc667_1902562780" text:style-name="Index_20_Link" text:visited-style-name="Index_20_Link">Todo<text:tab/>3</text:a></text:p>
        </text:index-body>
      </text:table-of-content>
      <text:h text:style-name="P3" text:outline-level="2"/>
      <text:h text:style-name="Heading_20_1" text:outline-level="1"><text:bookmark-start text:name="__RefHeading___Toc657_1902562780"/>Begrifflichkeiten<text:bookmark-end text:name="__RefHeading___Toc657_1902562780"/></text:h>
      <text:list xml:id="list1630872125" text:style-name="L1">
        <text:list-item>
          <text:p text:style-name="P4">Schaltgleis (Auslösung durch Schleifer)</text:p>
          <text:list>
            <text:list-item>
              <text:p text:style-name="P4">Schaltkontakt (z.B. vor Bahnübergang, Tunnelportal)</text:p>
            </text:list-item>
            <text:list-item>
              <text:p text:style-name="P5">Bremskontakt </text:p>
              <text:list>
                <text:list-item>
                  <text:p text:style-name="P6">Lokabhängig</text:p>
                </text:list-item>
                <text:list-item>
                  <text:p text:style-name="P6">Lokunabhängig</text:p>
                </text:list-item>
              </text:list>
            </text:list-item>
          </text:list>
        </text:list-item>
        <text:list-item>
          <text:p text:style-name="P5">Kontaktgleis <text:span text:style-name="T1">(Auslösung durch Radsatz)</text:span></text:p>
          <text:list>
            <text:list-item>
              <text:p text:style-name="P5">Blockkontakt (vor Signal, <text:span text:style-name="T2">Block belegt</text:span>)</text:p>
              <text:p text:style-name="P4"/>
            </text:list-item>
          </text:list>
        </text:list-item>
      </text:list>
      <text:h text:style-name="Heading_20_1" text:outline-level="1">Beschreibung</text:h>
      <text:h text:style-name="P3" text:outline-level="2"><text:bookmark-start text:name="__RefHeading___Toc595_1902562780"/>Befehl<text:bookmark-end text:name="__RefHeading___Toc595_1902562780"/></text:h>
      <text:p text:style-name="P7">Ein einzelner Befehl stellt eine priorisierte Schaltwanweisung durch die CentralStation oder das Absetzen eines Befehls an den Moba-Server dar. <text:span text:style-name="T3">Die Befehle werden nach folgender Priorität abgearbeitet:</text:span> </text:p>
      <text:list text:style-name="L2">
        <text:list-header>
          <text:p text:style-name="P8"/>
        </text:list-header>
      </text:list>
      <text:list text:style-name="L3">
        <text:list-item>
          <text:p text:style-name="P9">Zughalt</text:p>
        </text:list-item>
        <text:list-item>
          <text:p text:style-name="P9">Geschwindigkeit</text:p>
        </text:list-item>
        <text:list-item>
          <text:p text:style-name="P9">Nachrichten an MoBa-Server</text:p>
        </text:list-item>
        <text:list-item>
          <text:p text:style-name="P9">Weichen, Signale und sonstige Magnetartikel</text:p>
        </text:list-item>
        <text:list-item>
          <text:p text:style-name="P9">Beleuchtung, Animation und sonstiges</text:p>
        </text:list-item>
      </text:list>
      <text:p text:style-name="P10"/>
      <text:p text:style-name="P11">Es existieren folgende Befehle:</text:p>
      <text:p text:style-name="P10"/>
      <text:list xml:id="list1745656963" text:style-name="L4">
        <text:list-item>
          <text:p text:style-name="P12">Ausgang <text:span text:style-name="T4">Impuls </text:span>(<text:span text:style-name="T4">z.B. </text:span>Magnetartikel / Zubehör) <text:span text:style-name="T4">250 ms </text:span>schalten (z.B. Weiche, Signal)</text:p>
        </text:list-item>
        <text:list-item>
          <text:p text:style-name="P13">Ausgang an / aus (z.B.<text:span text:style-name="T5"> Beleuchtung, Funktionsartikel</text:span>)</text:p>
        </text:list-item>
        <text:list-item>
          <text:p text:style-name="P14">Fahrstr<text:span text:style-name="T1">aße schalten</text:span></text:p>
        </text:list-item>
        <text:list-item>
          <text:p text:style-name="P15">Fahrstraßenfreigabe</text:p>
        </text:list-item>
        <text:list-item>
          <text:p text:style-name="P16">Leerbefehl (ohne weitere Funktion)</text:p>
        </text:list-item>
        <text:list-item>
          <text:p text:style-name="P15"><text:soft-page-break/>Blockfreigabe</text:p>
        </text:list-item>
        <text:list-item>
          <text:p text:style-name="P17">Verzögerung ohne GlobalTimer (z.B. verzögertes Abbremsen für kurze Züge vor Signal)</text:p>
        </text:list-item>
        <text:list-item>
          <text:p text:style-name="P18">Verzögerung in Millisekunden <text:span text:style-name="T6">mit GlobalTimer-Multiplikator</text:span></text:p>
        </text:list-item>
        <text:list-item>
          <text:p text:style-name="P19">Geschwindigkeit Lok</text:p>
        </text:list-item>
        <text:list-item>
          <text:p text:style-name="P19">Fahrtrichtung Lok</text:p>
        </text:list-item>
        <text:list-item>
          <text:p text:style-name="P19">Halt Lok</text:p>
        </text:list-item>
        <text:list-item>
          <text:p text:style-name="P19">Funktion Lok</text:p>
          <text:list>
            <text:list-item>
              <text:p text:style-name="P19">Spitzensignal / Schlußleuchten</text:p>
            </text:list-item>
            <text:list-item>
              <text:p text:style-name="P19">Motorengeräusch</text:p>
            </text:list-item>
            <text:list-item>
              <text:p text:style-name="P19">Innenbeleuchtung</text:p>
            </text:list-item>
            <text:list-item>
              <text:p text:style-name="P19">Pantograph</text:p>
            </text:list-item>
            <text:list-item>
              <text:p text:style-name="P19">Hupe / Pfeife</text:p>
            </text:list-item>
            <text:list-item>
              <text:p text:style-name="P19">Bimmel</text:p>
            </text:list-item>
          </text:list>
        </text:list-item>
        <text:list-item>
          <text:p text:style-name="P19">Funktion Waggon</text:p>
          <text:list>
            <text:list-item>
              <text:p text:style-name="P19">Spitzensignal / Schlußleuchten</text:p>
            </text:list-item>
            <text:list-item>
              <text:p text:style-name="P19">Innenbeleuchtung</text:p>
            </text:list-item>
            <text:list-item>
              <text:p text:style-name="P19">Sonderfunktionen</text:p>
            </text:list-item>
          </text:list>
        </text:list-item>
      </text:list>
      <text:p text:style-name="P10"/>
      <text:p text:style-name="P20"/>
      <text:h text:style-name="Heading_20_2" text:outline-level="2"><text:bookmark-start text:name="__RefHeading___Toc659_1902562780"/>Befehls<text:span text:style-name="T7">kette</text:span><text:bookmark-end text:name="__RefHeading___Toc659_1902562780"/></text:h>
      <text:p text:style-name="P7">Mehrer Befehle werden zu einer Befehlskette zusammengeführt und durch den Moba-Connector in einem separatem Thread ausgeführt.</text:p>
      <text:list text:style-name="L5">
        <text:list-header>
          <text:p text:style-name="P21"/>
        </text:list-header>
      </text:list>
      <text:list text:style-name="L6">
        <text:list-item>
          <text:p text:style-name="P22">Stellen eine Liste von Befehlen dar, die direkt an das Interface (CentralStation) <text:span text:style-name="T8">oder den moba-Server (Fahrstraße schalten) </text:span>geschickt werden</text:p>
        </text:list-item>
        <text:list-item>
          <text:p text:style-name="P22">Werden im separaten Thread abgearbeitet.</text:p>
        </text:list-item>
        <text:list-item>
          <text:p text:style-name="P22">Nach Ausführung eines <text:span text:style-name="T9">Magnetartikels</text:span> wird 250ms gewartet</text:p>
        </text:list-item>
        <text:list-item>
          <text:p text:style-name="P23">Befehlsketten werden entweder einmalig (Fahrstraßensteuerung) oder wiederkehrend ausgeführt (z.B. Bahnübergang)</text:p>
          <text:p text:style-name="P24"/>
        </text:list-item>
      </text:list>
      <text:p text:style-name="P25"/>
      <text:p text:style-name="P26">Beispiele:</text:p>
      <text:p text:style-name="P27"><text:tab/></text:p>
      <text:p text:style-name="P27"><text:tab/>Schaltgleis <text:span text:style-name="T10">(</text:span>vor Bahnübergang<text:span text:style-name="T10">)</text:span>:</text:p>
      <text:list text:style-name="L7">
        <text:list-item>
          <text:p text:style-name="P28">[LOKFUNKTION PFIFF AN]</text:p>
        </text:list-item>
        <text:list-item>
          <text:p text:style-name="P28">[VERZÖGERUNG 2s]</text:p>
        </text:list-item>
        <text:list-item>
          <text:p text:style-name="P28">[LOKFUNKTION PFIFF AUS]<text:tab/></text:p>
        </text:list-item>
        <text:list-item>
          <text:p text:style-name="P28">[LOKFUNKTION BIMMEL AN]</text:p>
        </text:list-item>
        <text:list-item>
          <text:p text:style-name="P28">[GESCHWINDIGKEIT LANGSAM]</text:p>
        </text:list-item>
      </text:list>
      <text:p text:style-name="P29"><text:tab/></text:p>
      <text:p text:style-name="P29"><text:tab/>Bremskontakt</text:p>
      <text:list text:continue-numbering="true" text:style-name="L7">
        <text:list-item>
          <text:p text:style-name="P30">[VERZÖGERUNG 2s]</text:p>
        </text:list-item>
      </text:list>
      <text:list text:style-name="L8">
        <text:list-item>
          <text:list>
            <text:list-item>
              <text:list>
                <text:list-item>
                  <text:p text:style-name="P31"><text:span text:style-name="T1">[</text:span>FAHRSTUFE 0<text:span text:style-name="T1">]</text:span></text:p>
                </text:list-item>
              </text:list>
            </text:list-item>
          </text:list>
        </text:list-item>
      </text:list>
      <text:p text:style-name="P27"/>
      <text:p text:style-name="P27"><text:tab/><text:span text:style-name="T10">Blockkontakt:</text:span></text:p>
      <text:list text:style-name="L9">
        <text:list-item>
          <text:p text:style-name="P32">[LOKHALT]</text:p>
        </text:list-item>
        <text:list-item>
          <text:p text:style-name="P32">[BLOCKFREIGABE]</text:p>
        </text:list-item>
        <text:list-item>
          <text:p text:style-name="P32">[FAHRSTRASSE SCHALTEN]</text:p>
        </text:list-item>
        <text:list-item>
          <text:p text:style-name="P32">[LOKFUNKTION MOTOR AUS]</text:p>
        </text:list-item>
        <text:list-item>
          <text:p text:style-name="P32">[LOKFUNKTIOM BÜGEL EINKLAPPEN]</text:p>
        </text:list-item>
        <text:list-item>
          <text:p text:style-name="P32"><text:soft-page-break/>[LOKFUNKTION LICHT AUS]</text:p>
        </text:list-item>
      </text:list>
      <text:p text:style-name="P27"/>
      <text:h text:style-name="P33" text:outline-level="2"><text:bookmark-start text:name="__RefHeading___Toc661_1902562780"/>Auslösegrund<text:bookmark-end text:name="__RefHeading___Toc661_1902562780"/></text:h>
      <text:p text:style-name="P34">Gibt die Auslösegründe an, wann eine <text:span text:style-name="T11">Befehlsketter</text:span> geschaltet wird. <text:span text:style-name="T11">Hier werden zwischen zwei Gründen unterschieden: Auslösegrund durch die Rückmeldung durch z.B. Taster, Schalt- und Kontaktgleise und durch Softwarebefehl durch den Moba-Server (z.B. durch GlobalTimer-Event)</text:span></text:p>
      <text:p text:style-name="P35"/>
      <text:list text:continue-list="list1630872125" text:style-name="L1">
        <text:list-item>
          <text:p text:style-name="P36">Rückmeldung</text:p>
          <text:list>
            <text:list-item>
              <text:p text:style-name="P36">Taster</text:p>
            </text:list-item>
            <text:list-item>
              <text:p text:style-name="P36">Schaltgleis</text:p>
              <text:list>
                <text:list-item>
                  <text:p text:style-name="P36">Lokabhängig</text:p>
                </text:list-item>
                <text:list-item>
                  <text:p text:style-name="P36">Lokunabhängig</text:p>
                </text:list-item>
              </text:list>
            </text:list-item>
            <text:list-item>
              <text:p text:style-name="P37">Kontaktgleis</text:p>
              <text:list>
                <text:list-item>
                  <text:p text:style-name="P36">Blockkontakt (Radsatz vor Signal, Block belegt)</text:p>
                  <text:list>
                    <text:list-item>
                      <text:p text:style-name="P36">belegt</text:p>
                    </text:list-item>
                    <text:list-item>
                      <text:p text:style-name="P36">frei</text:p>
                    </text:list-item>
                    <text:list-item>
                      <text:p text:style-name="P38">ACHTUNG:<text:span text:style-name="T12"> Blöcke die beidseitig befahren werden können: Hier muss jeweils ein Blockkontakt „tot“ geschaltet werden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Moba-Server</text:p>
          <text:list>
            <text:list-item>
              <text:p text:style-name="P37">Fahrstraße geschaltet</text:p>
            </text:list-item>
            <text:list-item>
              <text:p text:style-name="P37">Unmittelbar</text:p>
            </text:list-item>
            <text:list-item>
              <text:p text:style-name="P37"><text:span text:style-name="T2">GlobalTimerevent </text:span><text:span text:style-name="T13">(moba-server)</text:span></text:p>
            </text:list-item>
            <text:list-item>
              <text:p text:style-name="P39">Fahrplan</text:p>
            </text:list-item>
          </text:list>
          <text:p text:style-name="P40"/>
        </text:list-item>
      </text:list>
      <text:p text:style-name="P25"/>
      <text:h text:style-name="P41" text:outline-level="2">Befehlskettenliste / Teilfahrplan</text:h>
      <text:p text:style-name="P42">Kobiniert Auslösegrund mit einer Befehlskette. Hier werden <text:span text:style-name="T14">2</text:span> Arten von Listen unterschieden:</text:p>
      <text:list text:style-name="L10">
        <text:list-item>
          <text:p text:style-name="P43">Nur Kontakt</text:p>
        </text:list-item>
        <text:list-item>
          <text:p text:style-name="P44"><text:span text:style-name="T15">Sofort</text:span><text:line-break/></text:p>
        </text:list-item>
      </text:list>
      <text:p text:style-name="P45"/>
      <text:p text:style-name="P45"><text:span text:style-name="T16">Anmerkung: </text:span><text:span text:style-name="T17">Kontakte sind immer Fahrtrichtungsabhängig. D.h wird ein Gleis beidseitig befahren sind am Rückmeldemodul für ein </text:span><text:span text:style-name="T18">Schaltgleis </text:span><text:span text:style-name="T17">2 Eingänge zu belegen.</text:span></text:p>
      <text:p text:style-name="P46"/>
      <text:p text:style-name="P47">Beispiel:</text:p>
      <text:p text:style-name="P48">Kontaktauslösung für einen Lokpfiff</text:p>
      <text:p text:style-name="P49"/>
      <text:p text:style-name="P49"/>
      <text:p text:style-name="P50"><text:span text:style-name="T19">ACHTUNG: </text:span><text:span text:style-name="T20">Allen Kontakten muss mindestens eine Befehlsliste aufweisen (zur Not: Void, wiederkehrend) Somit kann</text:span><text:span text:style-name="T19"> Untersch</text:span><text:span text:style-name="T20">ieden werden</text:span><text:span text:style-name="T19">, ob Kontakt z.B. Taster oder Block/Bremskontakt. Wenn </text:span><text:span text:style-name="T20">Kontakt nirgends hinterlegt, dann Nothalt </text:span></text:p>
      <text:p text:style-name="P51"/>
      <text:p text:style-name="P52">Zum ersten <text:span text:style-name="T21">und zweiten </text:span>Fall: Aus dem “BreakVetor“ LocId ermitteln. Mit LocId Befehlskettenlist ermitteln. Kontaktid muss Element an erster Stelle sein.</text:p>
      <text:p text:style-name="P53"/>
      <text:h text:style-name="P54" text:outline-level="2"><text:bookmark-start text:name="__RefHeading___Toc665_1902562780"/><text:soft-page-break/>Fahrplan<text:bookmark-end text:name="__RefHeading___Toc665_1902562780"/></text:h>
      <text:p text:style-name="P55">Fahrauftrag für einen Zug von Punkt 1 nach Punkt 2, z.B. von Bahnhof nach Schattenbahnhof</text:p>
      <text:p text:style-name="P56"/>
      <text:list text:style-name="L11">
        <text:list-item>
          <text:p text:style-name="P57">Besteht aus mehreren Teilfahrplänen</text:p>
        </text:list-item>
        <text:list-item>
          <text:p text:style-name="P57">Ist an eine Uhrzeit (GlobalTimerEvent) gebunden</text:p>
        </text:list-item>
      </text:list>
      <text:p text:style-name="P58">Todo:</text:p>
      <text:list text:continue-numbering="true" text:style-name="L11">
        <text:list-item>
          <text:p text:style-name="P59">Für Verspätungen benötigen wir eine Spalte delay: Wenn Abfahr 15:30, aber Zug noch nicht da dann delay = 5 → Abfahrt 15:35 damit Zug nicht sofort aus dem Bahnhof fährt sondern dort 5 Minuten wartet</text:p>
        </text:list-item>
        <text:list-item>
          <text:p text:style-name="P59">Achtung: Müssen die Geschwindigkeiten angepasst werden wenn sich GlobalTimer-Tick ändert?</text:p>
        </text:list-item>
      </text:list>
      <text:p text:style-name="P60"/>
      <text:h text:style-name="Heading_20_2" text:outline-level="2"><text:bookmark-start text:name="__RefHeading___Toc667_1902562780"/>Todo<text:bookmark-end text:name="__RefHeading___Toc667_1902562780"/></text:h>
      <text:list xml:id="list2860963452" text:style-name="L12">
        <text:list-item>
          <text:p text:style-name="P61">Fahrtrichtungswechsel</text:p>
        </text:list-item>
        <text:list-item>
          <text:p text:style-name="P61">Fliegende Überholung</text:p>
        </text:list-item>
        <text:list-item>
          <text:p text:style-name="P61">Kurswagen</text:p>
        </text:list-item>
        <text:list-item>
          <text:p text:style-name="P61">Rangierzug</text:p>
        </text:list-item>
        <text:list-item>
          <text:p text:style-name="P61">Nebenbahn</text:p>
        </text:list-item>
        <text:list-item>
          <text:p text:style-name="P61">Verklemmungserkennung (eingleisige Nebenbahn)</text:p>
        </text:list-item>
        <text:list-item>
          <text:p text:style-name="P62">Verspätungen</text:p>
        </text:list-item>
        <text:list-item>
          <text:p text:style-name="P62">Ungeplanter Zugverkehr</text:p>
        </text:list-item>
        <text:list-item>
          <text:p text:style-name="P61">Lokwechsel</text:p>
        </text:list-item>
        <text:list-item>
          <text:p text:style-name="P61">Lokfahrt ins Betriebswerk</text:p>
        </text:list-item>
        <text:list-item>
          <text:p text:style-name="P63">Befehlslisten wieder entfernen (GlobalTimerEvent, Blocksystem)</text:p>
        </text:list-item>
        <text:list-item>
          <text:p text:style-name="P64">Dunkeltastung =&gt; Kontakte, die Betätigt werden aber keine Funktion (mehr) ausführen. z.B 2ter Schleifer über Bremskontakt, erster Blockkontakt bei in beide Richtung befahrener Block <text:span text:style-name="T22">(VOID-Befehl, wiederkehrend → Achtung: Hier müssen wir wissen, wie viele Schleifer – mindestens 2 der Zug aufweist.)</text:span></text:p>
        </text:list-item>
        <text:list-item>
          <text:p text:style-name="P65"/>
        </text:list-item>
      </text:list>
      <text:p text:style-name="P66"/>
      <text:p text:style-name="P66">BreakeVector umbenennen: Hier erfolgt die Zuordnung Kontakt / LocId </text:p>
      <text:p text:style-name="P66"/>
      <text:h text:style-name="Heading_20_3" text:outline-level="3"><text:span text:style-name="T22">Liste</text:span> der <text:span text:style-name="T22">Befehle</text:span></text:h>
      <text:p text:style-name="Text_20_body"/>
      <text:p text:style-name="P67">Central Station</text:p>
      <text:list xml:id="list54010369462876" text:continue-numbering="true" text:style-name="L12">
        <text:list-item>
          <text:p text:style-name="P68"><text:bookmark-start text:name="__DdeLink__553_1232053315"/><text:span text:style-name="T23">LOK_NOTHALT<text:tab/><text:tab/><text:tab/></text:span><text:span text:style-name="T24">[int: addr] </text:span></text:p>
        </text:list-item>
        <text:list-item>
          <text:p text:style-name="P69">LOK_GESCHWINDIGKEIT<text:tab/><text:span text:style-name="T24">int: speed, [int: addr]</text:span></text:p>
        </text:list-item>
        <text:list-item>
          <text:p text:style-name="P70">LOK_VORWÄRTS<text:tab/><text:tab/><text:tab/><text:span text:style-name="T24">[int: addr]</text:span></text:p>
        </text:list-item>
        <text:list-item>
          <text:p text:style-name="P70">LOK_RÜCKWÄRTS<text:tab/><text:tab/><text:tab/><text:span text:style-name="T24">[int: addr]</text:span></text:p>
        </text:list-item>
        <text:list-item>
          <text:p text:style-name="P69">LOK_FUNKTION_AN_*<text:tab/><text:tab/><text:span text:style-name="T24">[int: addr], int: art</text:span></text:p>
        </text:list-item>
        <text:list-item>
          <text:p text:style-name="P69">LOK_FUNKTION_AUS_*<text:tab/><text:tab/><text:span text:style-name="T24">[int: addr], int: art</text:span></text:p>
        </text:list-item>
        <text:list-item>
          <text:p text:style-name="P69">LOK_FUNKTION_IMPULS_*<text:tab/><text:span text:style-name="T24">[int: addr], int: art</text:span></text:p>
        </text:list-item>
        <text:list-item>
          <text:p text:style-name="P61">SCHALTEN<text:span text:style-name="T24">_IMPULS<text:tab/><text:tab/>int: addr</text:span></text:p>
        </text:list-item>
        <text:list-item>
          <text:p text:style-name="P71">SCHALTEN_AN<text:tab/><text:tab/><text:tab/>int: addr</text:p>
        </text:list-item>
        <text:list-item>
          <text:p text:style-name="P71">SCHALTEN_AUS<text:tab/><text:tab/><text:tab/>int: addr</text:p>
        </text:list-item>
      </text:list>
      <text:p text:style-name="P72"/>
      <text:p text:style-name="P73">Nachticht an MobaServer</text:p>
      <text:list text:style-name="L13">
        <text:list-item>
          <text:p text:style-name="P74">FAHRSTRASSE_SCHALTEN<text:tab/>int: id</text:p>
        </text:list-item>
        <text:list-item>
          <text:p text:style-name="P74"><text:soft-page-break/>FAHRSTRASSE_GESCHALTET<text:tab/>int: id</text:p>
        </text:list-item>
        <text:list-item>
          <text:p text:style-name="P74">FAHRSTRASSE_FREIGEGEBEN<text:tab/>int: id</text:p>
        </text:list-item>
        <text:list-item>
          <text:p text:style-name="P74">BLOCK_FREIGABE<text:tab/><text:tab/><text:tab/>int: id</text:p>
        </text:list-item>
      </text:list>
      <text:p text:style-name="P72"><text:bookmark-end text:name="__DdeLink__553_1232053315"/></text:p>
      <text:p text:style-name="P73">Sonstiges</text:p>
      <text:list text:style-name="L14">
        <text:list-item>
          <text:p text:style-name="P75">LEERBEFEHL</text:p>
        </text:list-item>
      </text:list>
      <text:list text:continue-list="list1745656963" text:style-name="L4">
        <text:list-item>
          <text:p text:style-name="P76">VERZOEGERUNG<text:tab/><text:tab/><text:tab/>int: ms</text:p>
          <text:p text:style-name="P77"/>
        </text:list-item>
      </text:list>
      <text:p text:style-name="P72"/>
      <text:p text:style-name="P72"/>
      <text:list text:continue-list="list54010369462876" text:style-name="L12">
        <text:list-item>
          <text:p text:style-name="P78">Stirnbeleuchtung</text:p>
        </text:list-item>
        <text:list-item>
          <text:p text:style-name="P78">innenbeleuchtung</text:p>
        </text:list-item>
        <text:list-item>
          <text:p text:style-name="P78">Rücklicht</text:p>
        </text:list-item>
        <text:list-item>
          <text:p text:style-name="P78">Geräsch</text:p>
        </text:list-item>
        <text:list-item>
          <text:p text:style-name="P78">Pantograf</text:p>
        </text:list-item>
        <text:list-item>
          <text:p text:style-name="P78">Rauch</text:p>
        </text:list-item>
        <text:list-item>
          <text:p text:style-name="P78">Telexkupplung</text:p>
        </text:list-item>
        <text:list-item>
          <text:p text:style-name="P78">Horn</text:p>
        </text:list-item>
        <text:list-item>
          <text:p text:style-name="P78">Glocke</text:p>
        </text:list-item>
        <text:list-item>
          <text:p text:style-name="P78">Betriebsgeräusch</text:p>
        </text:list-item>
        <text:list-item>
          <text:p text:style-name="P78">Führerstand vorn</text:p>
        </text:list-item>
        <text:list-item>
          <text:p text:style-name="P78">Führerstand hinten</text:p>
        </text:list-item>
        <text:list-item>
          <text:p text:style-name="P78">Führerstandsbeleuchtung</text:p>
        </text:list-item>
        <text:list-item>
          <text:p text:style-name="P78">Telexkupplung hinten</text:p>
        </text:list-item>
        <text:list-item>
          <text:p text:style-name="P78">Telexkupplung vorne</text:p>
        </text:list-item>
        <text:list-item>
          <text:p text:style-name="P78">pantorgraf hinten</text:p>
        </text:list-item>
        <text:list-item>
          <text:p text:style-name="P78">pantograf vorne</text:p>
        </text:list-item>
        <text:list-item>
          <text:p text:style-name="P78"><text:tab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1T21:31:26.043868781</meta:creation-date>
    <dc:date>2025-07-11T05:40:08.764137749</dc:date>
    <meta:editing-duration>PT22H53M2S</meta:editing-duration>
    <meta:editing-cycles>42</meta:editing-cycles>
    <meta:generator>LibreOffice/25.2.4.3$Linux_X86_64 LibreOffice_project/520$Build-3</meta:generator>
    <meta:document-statistic meta:table-count="0" meta:image-count="0" meta:object-count="0" meta:page-count="5" meta:paragraph-count="165" meta:word-count="766" meta:character-count="5429" meta:non-whitespace-character-count="4912"/>
  </office:meta>
</office:document-meta>
</file>